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2010000020F000002191FBE24ADB46C8720.png" manifest:media-type="image/png"/>
  <manifest:file-entry manifest:full-path="Pictures/10000000000000500000000F88A725AFCA06D7CA.png" manifest:media-type="image/png"/>
  <manifest:file-entry manifest:full-path="Pictures/10000201000002680000006A68F14542C713636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ucida Sans" svg:font-family="'Lucida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2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434cm"/>
    </style:style>
    <style:style style:name="gr3" style:family="graphic" style:parent-style-name="standard">
      <style:graphic-properties draw:stroke="none" draw:fill="none" fo:min-height="0.834cm"/>
    </style:style>
    <style:style style:name="gr4" style:family="graphic" style:parent-style-name="standard">
      <style:graphic-properties draw:stroke="none" draw:fill="none" fo:min-height="2.509cm"/>
    </style:style>
    <style:style style:name="gr5" style:family="graphic" style:parent-style-name="standard">
      <style:graphic-properties draw:stroke="none" draw:fill="none" fo:min-height="2.5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2.779cm" style:use-optimal-column-width="false"/>
    </style:style>
    <style:style style:name="co2" style:family="table-column">
      <style:table-column-properties style:column-width="10.918cm" style:use-optimal-column-width="false"/>
    </style:style>
    <style:style style:name="co3" style:family="table-column">
      <style:table-column-properties style:column-width="9.57cm" style:use-optimal-column-width="false"/>
    </style:style>
    <style:style style:name="ro1" style:family="table-row">
      <style:table-row-properties style:row-height="0.888cm"/>
    </style:style>
    <style:style style:name="ro2" style:family="table-row">
      <style:table-row-properties style:row-height="4.149cm"/>
    </style:style>
    <style:style style:name="ro3" style:family="table-row">
      <style:table-row-properties style:row-height="3.285cm"/>
    </style:style>
    <style:style style:name="ro4" style:family="table-row">
      <style:table-row-properties style:row-height="3.717cm"/>
    </style:style>
    <style:style style:name="ce1" style:family="table-cell">
      <loext:graphic-properties draw:textarea-vertical-align="middle"/>
      <style:paragraph-properties fo:text-align="center" fo:border="0.57pt groove #000000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ce2" style:family="table-cell">
      <style:paragraph-properties fo:text-align="center" fo:border="0.57pt groove #000000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ce3" style:family="table-cell">
      <loext:graphic-properties draw:textarea-vertical-align="middle"/>
      <style:paragraph-properties fo:text-align="center" fo:border="0.57pt groove #000000"/>
      <style:text-properties style:font-name="Arial" fo:font-size="26pt" fo:font-weight="bold" style:font-size-asian="26pt" style:font-weight-asian="bold" style:font-name-complex="Arial" style:font-size-complex="26pt" style:font-weight-complex="bold"/>
    </style:style>
    <style:style style:name="ce4" style:family="table-cell">
      <loext:graphic-properties draw:textarea-vertical-align="middle"/>
      <style:paragraph-properties fo:margin-left="0.72cm" fo:margin-right="0cm" fo:text-align="start" fo:text-indent="-0.36cm" fo:border="0.57pt groove #000000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ce5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.72cm" fo:margin-right="0cm" fo:margin-top="0cm" fo:margin-bottom="0cm" fo:line-height="100%" fo:text-align="start" fo:text-indent="-0.36cm" fo:border-left="0.57pt groove #000000" fo:border-right="0.57pt groove #000000" fo:border-top="0.57pt groove #000000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textarea-vertical-align="middle"/>
      <style:paragraph-properties fo:text-align="start" fo:border="0.57pt groove #000000"/>
      <style:text-properties style:font-name="Arial" fo:font-size="11pt" style:font-size-asian="11pt" style:font-name-complex="Arial" style:font-size-complex="11pt"/>
    </style:style>
    <style:style style:name="ce7" style:family="table-cell">
      <loext:graphic-properties draw:textarea-vertical-align="middle"/>
      <style:paragraph-properties fo:margin-left="0.72cm" fo:margin-right="0cm" fo:text-align="start" fo:text-indent="-0.36cm" fo:border-left="0.57pt groove #000000" fo:border-right="none" fo:border-top="0.57pt groove #000000" fo:border-bottom="0.57pt groove #000000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ce8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.72cm" fo:margin-right="0cm" fo:margin-top="0cm" fo:margin-bottom="0cm" fo:line-height="100%" fo:text-align="start" fo:text-indent="-0.36cm" fo:border="0.57pt groove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.72cm" fo:margin-right="0cm" fo:margin-top="0cm" fo:margin-bottom="0cm" fo:line-height="100%" fo:text-align="start" fo:text-indent="-0.36cm" fo:border="0.57pt groove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0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.72cm" fo:margin-right="0cm" fo:margin-top="0cm" fo:margin-bottom="0cm" fo:line-height="100%" fo:text-align="start" fo:text-indent="-0.36cm" fo:border-left="0.57pt groove #000000" fo:border-right="0.57pt groove #000000" fo:border-top="none" fo:border-bottom="0.57pt groove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text-align="justify"/>
      <style:text-properties style:font-name="Arial" fo:font-size="11pt" style:font-size-asian="11pt" style:font-name-complex="Arial" style:font-size-complex="11pt"/>
    </style:style>
    <style:style style:name="P4" style:family="paragraph">
      <loext:graphic-properties draw:fill="none"/>
      <style:paragraph-properties fo:text-align="justify"/>
      <style:text-properties fo:font-size="16pt" style:font-size-asian="16pt" style:font-size-complex="16pt"/>
    </style:style>
    <style:style style:name="P5" style:family="paragraph">
      <style:paragraph-properties fo:margin-left="1.27cm" fo:margin-right="0cm" fo:text-align="justify" fo:text-indent="-0.635cm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margin-left="0.72cm" fo:margin-right="0cm" fo:text-align="start" fo:text-indent="-0.36cm"/>
    </style:style>
    <style:style style:name="P12" style:family="paragraph">
      <style:paragraph-properties fo:margin-left="0.72cm" fo:margin-right="0cm" fo:margin-top="0cm" fo:margin-bottom="0cm" fo:line-height="100%" fo:text-align="start" fo:text-indent="-0.36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none" draw:fill-color="#ffffff"/>
      <style:paragraph-properties fo:text-align="justify"/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ize="16pt" style:font-size-asian="16pt" style:font-name-complex="Arial" style:font-size-complex="16pt"/>
    </style:style>
    <style:style style:name="T6" style:family="text">
      <style:text-properties style:font-name="Arial" fo:font-size="16pt" fo:font-weight="normal" style:font-size-asian="16pt" style:font-weight-asian="normal" style:font-name-complex="Arial" style:font-size-complex="16pt" style:font-weight-complex="normal"/>
    </style:style>
    <style:style style:name="T7" style:family="text">
      <style:text-properties style:font-name="Arial" fo:font-size="26pt" fo:font-weight="bold" style:font-size-asian="26pt" style:font-weight-asian="bold" style:font-name-complex="Arial" style:font-size-complex="26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style:font-name="Arial" fo:font-size="8pt" fo:font-style="italic" style:font-size-asian="8pt" style:font-style-asian="italic" style:font-name-complex="Arial" style:font-size-complex="8pt" style:font-style-complex="italic"/>
    </style:style>
    <style:style style:name="T10" style:family="text">
      <style:text-properties fo:color="#000000" style:font-name="Arial1" fo:font-size="8pt" fo:font-style="italic" style:font-size-asian="8pt" style:font-style-asian="italic" style:font-name-complex="Arial1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7.6cm" svg:height="1.4cm" svg:x="7cm" svg:y="0.4cm">
          <draw:text-box>
            <text:p><text:span text:style-name="T1">Le niveau de filtration des masques : FPP</text:span></text:p>
          </draw:text-box>
        </draw:frame>
        <draw:frame draw:style-name="gr2" draw:text-style-name="P3" draw:layer="layout" svg:width="22.6cm" svg:height="2.684cm" svg:x="1.8cm" svg:y="8.316cm">
          <draw:text-box>
            <text:p text:style-name="P2"><text:span text:style-name="T2">Normes :</text:span></text:p>
            <text:p text:style-name="P2"><text:span text:style-name="T3">L’ensemble de ces masques sont reconnaissables grâce à la présence de la mention FPP côté face. L’ensemble des masques doit contenir la </text:span><text:span text:style-name="T4">norme CE</text:span><text:span text:style-name="T3">, imposée par l’Union Européenne. </text:span></text:p>
            <text:p text:style-name="P2"><text:span text:style-name="T3">Cela signifie que l’objet est conforme au cahier des charges établi. </text:span></text:p>
            <text:p text:style-name="P2"><text:span text:style-name="T3">Le port de masques de sécurité est dicté par la norme EN 779 :2012</text:span></text:p>
          </draw:text-box>
        </draw:frame>
        <draw:frame draw:style-name="gr3" draw:text-style-name="P4" draw:layer="layout" svg:width="23.6cm" svg:height="1.084cm" svg:x="1.8cm" svg:y="3.116cm">
          <draw:text-box>
            <text:p text:style-name="P2"><text:span text:style-name="T2">Définition : FFP</text:span><text:span text:style-name="T5"> : Filtering Facepiece Particles, </text:span><text:span text:style-name="T2">Filtrage Masque Particules</text:span></text:p>
          </draw:text-box>
        </draw:frame>
        <draw:frame draw:style-name="gr4" draw:text-style-name="P4" draw:layer="layout" svg:width="22.6cm" svg:height="2.759cm" svg:x="1.8cm" svg:y="11.721cm">
          <draw:text-box>
            <text:p text:style-name="P2"><text:span text:style-name="T2">Marquage : Norme CE </text:span><text:span text:style-name="T6">+ le niveau de filtration</text:span></text:p>
            <text:list text:style-name="L1">
              <text:list-item>
                <text:p text:style-name="P5"><text:span text:style-name="T2">FFP1</text:span></text:p>
              </text:list-item>
              <text:list-item>
                <text:p text:style-name="P5"><text:span text:style-name="T2">FFP2</text:span></text:p>
              </text:list-item>
              <text:list-item>
                <text:p text:style-name="P5"><text:span text:style-name="T2">FFP3</text:span></text:p>
              </text:list-item>
            </text:list>
          </draw:text-box>
        </draw:frame>
        <draw:frame draw:style-name="gr5" draw:text-style-name="P4" draw:layer="layout" svg:width="22.593cm" svg:height="2.8cm" svg:x="1.807cm" svg:y="4.6cm">
          <draw:text-box>
            <text:p text:style-name="P2"><text:span text:style-name="T2">Contexte :</text:span><text:span text:style-name="T6"> Les particules que l’on souhaite filtré sont classifiées en 3 tailles</text:span></text:p>
            <text:list text:style-name="L1">
              <text:list-item>
                <text:p text:style-name="P5"><text:span text:style-name="T6">Particules grossières de G1 à G4 protection niveau </text:span><text:span text:style-name="T2">FFP1</text:span></text:p>
              </text:list-item>
              <text:list-item>
                <text:p text:style-name="P5"><text:span text:style-name="T6">Particules moyennes de M5 et M6 protection niveau </text:span><text:span text:style-name="T2">FPP2</text:span></text:p>
              </text:list-item>
              <text:list-item>
                <text:p text:style-name="P5"><text:span text:style-name="T6">Particules fines F7 à F9 protection niveau </text:span><text:span text:style-name="T2">FPP3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standard" draw:layer="layout" svg:width="23.266cm" svg:height="12.47cm" svg:x="2.298cm" svg:y="2.063cm">
          <table:table table:template-name="lightbl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7">Filtres</text:p>
              </table:table-cell>
              <table:table-cell>
                <text:p text:style-name="P8"><text:span text:style-name="T2">Matériaux concernés</text:span></text:p>
              </table:table-cell>
              <table:table-cell>
                <text:p text:style-name="P9"><text:span text:style-name="T2">Activités concernées</text:span></text:p>
              </table:table-cell>
            </table:table-row>
            <table:table-row table:style-name="ro2">
              <table:table-cell table:style-name="ce3">
                <text:p text:style-name="P10"><text:span text:style-name="T7">FFP1</text:span></text:p>
              </table:table-cell>
              <table:table-cell table:style-name="ce4">
                <text:p text:style-name="P11"><text:span text:style-name="T4">Silice </text:span></text:p>
                <text:p text:style-name="P11"><text:span text:style-name="T4">Ciment</text:span></text:p>
                <text:p text:style-name="P11"><text:span text:style-name="T4">Soufre</text:span></text:p>
                <text:p text:style-name="P11"><text:span text:style-name="T4">Charbon</text:span></text:p>
                <text:p text:style-name="P11"><text:span text:style-name="T4">Métaux ferreux</text:span></text:p>
                <text:p text:style-name="P11"><text:span text:style-name="T4">Bois tendre</text:span></text:p>
              </table:table-cell>
              <table:table-cell table:style-name="ce5">
                <text:p text:style-name="P12"/>
                <text:p text:style-name="P12">Bricolage </text:p>
                <text:p text:style-name="P12">Industrie textile</text:p>
                <text:p text:style-name="P12">Artisanat</text:p>
                <text:p text:style-name="P12">Métallurgie</text:p>
                <text:p text:style-name="P12">Menuiserie</text:p>
                <text:p text:style-name="P12">Métier en relation avec le trafic routier</text:p>
                <text:p text:style-name="P12">Secteur du bâtiment</text:p>
                <text:p text:style-name="P12"/>
              </table:table-cell>
            </table:table-row>
            <table:table-row table:style-name="ro3">
              <table:table-cell table:style-name="ce6">
                <text:p text:style-name="P10"><text:span text:style-name="T7">FFP2</text:span></text:p>
              </table:table-cell>
              <table:table-cell table:style-name="ce7">
                <text:p text:style-name="P11"><text:span text:style-name="T4"/></text:p>
                <text:p text:style-name="P11"><text:span text:style-name="T4">Résine</text:span></text:p>
                <text:p text:style-name="P11"><text:span text:style-name="T4">Laine de verre</text:span></text:p>
                <text:p text:style-name="P11"><text:span text:style-name="T4">Semences</text:span></text:p>
                <text:p text:style-name="P11"><text:span text:style-name="T4">Champignons</text:span></text:p>
                <text:p text:style-name="P11"><text:span text:style-name="T4">Virus (grippe aviaire, grippe A/H1N1, SRAS, tuberculose) </text:span></text:p>
              </table:table-cell>
              <table:table-cell table:style-name="ce8">
                <text:p text:style-name="P12"/>
                <text:p text:style-name="P12">Médical</text:p>
                <text:p text:style-name="P12">Bâtiment</text:p>
                <text:p text:style-name="P12">Travaux de construction</text:p>
                <text:p text:style-name="P12">Menuiserie</text:p>
                <text:p text:style-name="P12">Charpentier</text:p>
                <text:p text:style-name="P12"><text:span text:style-name="T8">Ponçage de pièces métalliques</text:span></text:p>
                <text:p text:style-name="P12"/>
              </table:table-cell>
            </table:table-row>
            <table:table-row table:style-name="ro4">
              <table:table-cell table:style-name="ce6">
                <text:p text:style-name="P10"><text:span text:style-name="T7">FFP3</text:span></text:p>
              </table:table-cell>
              <table:table-cell table:style-name="ce9">
                <text:p text:style-name="P12"/>
                <text:p text:style-name="P12">Plomb</text:p>
                <text:p text:style-name="P12">Amiante</text:p>
                <text:p text:style-name="P12">Fibres céramiques</text:p>
                <text:p text:style-name="P12">Laine de roche</text:p>
                <text:p text:style-name="P12">Cadmium</text:p>
                <text:p text:style-name="P12">Chrome</text:p>
                <text:p text:style-name="P12">Projection de béton</text:p>
              </table:table-cell>
              <table:table-cell table:style-name="ce10">
                <text:p text:style-name="P12"/>
                <text:p text:style-name="P12">Contact l’amiante</text:p>
                <text:p text:style-name="P12">Légionelle anti pollution </text:p>
                <text:p text:style-name="P12">Allergies au pollen </text:p>
                <text:p text:style-name="P12">Chantiers</text:p>
                <text:p text:style-name="P12">Traitement du méta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3" draw:layer="layout" svg:width="17.8cm" svg:height="0.569cm" svg:x="2cm" svg:y="14.4cm">
          <draw:text-box>
            <text:p text:style-name="P2"><text:span text:style-name="T9">Sources : </text:span><text:span text:style-name="T9"><text:a xlink:href="http://www.seton.fr/" xlink:type="simple">www.seton.fr</text:a></text:span><text:span text:style-name="T9">, </text:span><text:span text:style-name="T9"><text:a xlink:href="http://www.liguepulmonaire.ch/fr" xlink:type="simple">www.liguepulmonaire.ch/fr</text:a></text:span><text:span text:style-name="T9">, </text:span><text:span text:style-name="T10">D. Abiteboul-JNI 2006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ucida Sans" svg:font-family="'Lucida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2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ucida Sans" style:font-family-asian="'Lucida Sans'" style:font-pitch-asian="variable" style:font-size-asian="24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ucida Sans" style:font-family-asian="'Lucida Sans'" style:font-pitch-asian="variable" style:font-size-asian="18pt" style:font-weight-asian="bold" style:font-weight-complex="bol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re_20_de_20_tableau" style:display-name="Titre de tableau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ucida Sans1" style:font-family-asian="'Lucida Sans'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2" style:font-family-complex="'Lucida Sans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18.055cm" svg:height="17.6cm" svg:x="16.345cm" svg:y="1cm">
        <draw:image xlink:href="Pictures/100002010000020F000002191FBE24ADB46C8720.png" xlink:type="simple" xlink:show="embed" xlink:actuate="onLoad">
          <text:p/>
        </draw:image>
      </draw:frame>
      <draw:frame presentation:style-name="Standard-title" draw:layer="backgroundobjects" svg:width="25cm" svg:height="3.1cm" svg:x="1.6cm" svg:y="1.7cm" presentation:class="title" presentation:placeholder="true">
        <draw:text-box/>
      </draw:frame>
      <draw:frame presentation:style-name="Standard-outline1" draw:layer="backgroundobjects" svg:width="25.199cm" svg:height="9.134cm" svg:x="1.4cm" svg:y="5.085cm" presentation:class="outline" presentation:placeholder="true">
        <draw:text-box/>
      </draw:frame>
      <draw:frame draw:style-name="Mgr4" draw:text-style-name="MP5" draw:layer="backgroundobjects" svg:width="2.41cm" svg:height="0.448cm" svg:x="25.166cm" svg:y="14.752cm">
        <draw:image xlink:href="Pictures/10000000000000500000000F88A725AFCA06D7CA.png" xlink:type="simple" xlink:show="embed" xlink:actuate="onLoad">
          <text:p/>
        </draw:image>
      </draw:frame>
      <draw:frame draw:style-name="Mgr4" draw:text-style-name="MP5" draw:layer="backgroundobjects" svg:width="5.4cm" svg:height="0.8cm" svg:x="1.2cm" svg:y="0.6cm">
        <draw:image xlink:href="Pictures/10000201000002680000006A68F14542C7136362.png" xlink:type="simple" xlink:show="embed" xlink:actuate="onLoad">
          <text:p/>
        </draw:image>
      </draw:frame>
      <draw:frame draw:style-name="Mgr5" draw:text-style-name="MP6" draw:layer="backgroundobjects" svg:width="4.4cm" svg:height="1.199cm" svg:x="20.9cm" svg:y="14.601cm">
        <draw:text-box>
          <text:p><text:span text:style-name="MT2">Page </text:span><text:span text:style-name="MT2"><text:page-number>&lt;numéro&gt;</text:page-number></text:span><text:span text:style-name="MT2">/ </text:span><text:span text:style-name="MT2"><text:page-count>2</text:page-count></text:span><text:span text:style-name="MT2"><text:s/>- Licence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22:22:14.662000000</meta:creation-date>
    <meta:editing-duration>PT3H44M17S</meta:editing-duration>
    <meta:editing-cycles>27</meta:editing-cycles>
    <meta:generator>LibreOffice/5.4.6.2$Windows_X86_64 LibreOffice_project/4014ce260a04f1026ba855d3b8d91541c224eab8</meta:generator>
    <dc:date>2018-09-17T22:03:19.462000000</dc:date>
    <meta:document-statistic meta:object-count="33"/>
    <meta:user-defined meta:name="Laurent Magnin">Evarisk</meta:user-defined>
  </office:meta>
</office:document-meta>
</file>